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2C00000042188DCB81589D2C1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gr2" style:family="graphic" style:parent-style-name="headline1">
      <style:graphic-properties draw:textarea-horizontal-align="left" draw:auto-grow-height="true" draw:auto-grow-width="true" fo:min-height="0.738cm" fo:min-width="0.637cm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.594cm" svg:height="0.962cm" svg:x="16cm" svg:y="5.491cm">
          <draw:text-box>
            <text:p>Zoé</text:p>
          </draw:text-box>
        </draw:frame>
        <draw:frame draw:style-name="gr2" draw:layer="layout" svg:width="1.772cm" svg:height="0.988cm" svg:x="5cm" svg:y="11.5cm">
          <draw:text-box>
            <text:p>你好</text:p>
          </draw:text-box>
        </draw:frame>
        <draw:frame draw:name="odfdo" draw:style-name="gr3" draw:text-style-name="P2" draw:layer="layout" svg:width="8.105cm" svg:height="1.782cm" svg:x="12.395cm" svg:y="14.718cm">
          <draw:image xlink:href="Pictures/100002010000012C00000042188DCB81589D2C10.png" xlink:type="simple" xlink:show="embed" xlink:actuate="onLoad">
            <text:p/>
          </draw:image>
          <svg:title>Intitulé</svg:title>
          <svg:desc>描述</svg:desc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8-03T14:51:06</meta:creation-date>
    <meta:editing-duration>PT2H29M4S</meta:editing-duration>
    <meta:editing-cycles>8</meta:editing-cycles>
    <dc:date>2018-04-18T14:45:03.980298000</dc:date>
    <meta:generator>LibreOffice/6.0.3.2$MacOSX_X86_64 LibreOffice_project/8f48d515416608e3a835360314dac7e47fd0b821</meta:generator>
    <meta:document-statistic meta:object-count="26"/>
  </office:meta>
</office:document-meta>
</file>